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c089" officeooo:paragraph-rsid="0006c089"/>
    </style:style>
    <style:style style:name="P2" style:family="paragraph" style:parent-style-name="Standard">
      <style:text-properties officeooo:rsid="0006c089" officeooo:paragraph-rsid="0006c089"/>
    </style:style>
    <style:style style:name="P3" style:family="paragraph" style:parent-style-name="Standard">
      <style:text-properties officeooo:rsid="000b38e1" officeooo:paragraph-rsid="000b38e1"/>
    </style:style>
    <style:style style:name="T1" style:family="text">
      <style:text-properties officeooo:rsid="0007b2b1"/>
    </style:style>
    <style:style style:name="T2" style:family="text">
      <style:text-properties officeooo:rsid="0007b2b1"/>
    </style:style>
  </office:automatic-styles>
  <office:body>
    <office:text>
      <text:tracked-changes>
        <text:changed-region xml:id="ct110564080" text:id="ct110564080">
          <text:insertion>
            <office:change-info>
              <dc:creator>Unknown Author</dc:creator>
              <dc:date>2019-04-17T11:20:55</dc:date>
            </office:change-info>
          </text:insertion>
        </text:changed-region>
        <text:changed-region xml:id="ct109986944" text:id="ct109986944">
          <text:insertion>
            <office:change-info>
              <dc:creator>Unknown Author</dc:creator>
              <dc:date>2019-04-17T11:21:21</dc:date>
            </office:change-info>
          </text:insertion>
        </text:changed-region>
        <text:changed-region xml:id="ct111425264" text:id="ct111425264">
          <text:deletion>
            <office:change-info>
              <dc:creator>Unknown Author</dc:creator>
              <dc:date>2019-04-17T11:20:59</dc:date>
            </office:change-info>
            <text:p text:style-name="P1"><text:span text:style-name="T1"><text:s/></text:span></text:p>
          </text:deletion>
        </text:changed-region>
        <text:changed-region xml:id="ct111319472" text:id="ct111319472">
          <text:deletion>
            <office:change-info>
              <dc:creator>Unknown Author</dc:creator>
              <dc:date>2019-04-17T11:21:35</dc:date>
            </office:change-info>
            <text:p text:style-name="P1"><text:span text:style-name="T1"><text:s/>aus</text:span></text:p>
          </text:deletion>
        </text:changed-region>
        <text:changed-region xml:id="ct110878288" text:id="ct110878288">
          <text:insertion>
            <office:change-info>
              <dc:creator>Unknown Author</dc:creator>
              <dc:date>2019-04-17T11:23:44</dc:date>
            </office:change-info>
          </text:insertion>
        </text:changed-region>
        <text:changed-region xml:id="ct35879376" text:id="ct35879376">
          <text:insertion>
            <office:change-info>
              <dc:creator>Unknown Author</dc:creator>
              <dc:date>2019-04-17T11:24:01</dc:date>
            </office:change-info>
          </text:insertion>
        </text:changed-region>
        <text:changed-region xml:id="ct111298272" text:id="ct111298272">
          <text:deletion>
            <office:change-info>
              <dc:creator>Unknown Author</dc:creator>
              <dc:date>2019-04-17T11:24:23</dc:date>
            </office:change-info>
            <text:p text:style-name="P1"><text:span text:style-name="T1"><text:s/></text:span></text:p>
          </text:deletion>
        </text:changed-region>
        <text:changed-region xml:id="ct41231024" text:id="ct41231024">
          <text:insertion>
            <office:change-info>
              <dc:creator>Unknown Author</dc:creator>
              <dc:date>2019-04-17T11:24:24</dc:date>
            </office:change-info>
          </text:insertion>
        </text:changed-region>
        <text:changed-region xml:id="ct110631280" text:id="ct110631280">
          <text:insertion>
            <office:change-info>
              <dc:creator>Unknown Author</dc:creator>
              <dc:date>2019-04-17T11:25:14</dc:date>
            </office:change-info>
          </text:insertion>
        </text:changed-region>
        <text:changed-region xml:id="ct110930944" text:id="ct110930944">
          <text:insertion>
            <office:change-info>
              <dc:creator>Unknown Author</dc:creator>
              <dc:date>2019-04-17T11:26:0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r News-Stream ist eine Bot-Architektur, die das Internet eigenständig nach bestimmten, überaus speziellen Fragestellungen durchsucht und einen steten Strom von Nachrichten produziert. <text:span text:style-name="T1">Die Technik ist bei verschiedenen Twitter-Bots zum Einsatz gekommen, die ihrerseits als Spender <text:s/>genuin neuer Nachrichten von der Twitter-Gemeinde goutiert worden sind – und Tausende von Followern generiert haben. Der Mehrwert besteht jedoch nicht in dieser Gefolgschaft, sondern in der Qualität der Nachrichten. Will man sich über aktuelle Trends in bestimmten Teilbereichen informieren (etwa über die letzten</text:span><text:change-start text:change-id="ct110564080"/><text:span text:style-name="T1"> </text:span><text:change-end text:change-id="ct110564080"/><text:change-start text:change-id="ct109986944"/><text:span text:style-name="T1">Entwicklungen der Präzisionsmedizin), </text:span><text:change-end text:change-id="ct109986944"/><text:change text:change-id="ct111425264"/><text:change text:change-id="ct111319472"/><text:change-start text:change-id="ct110878288"/><text:span text:style-name="T1">sind Blogs, Ingroup- und Expertenbeiträge </text:span><text:change-end text:change-id="ct110878288"/><text:change-start text:change-id="ct35879376"/><text:span text:style-name="T1">weit</text:span><text:change-end text:change-id="ct35879376"/><text:change text:change-id="ct111298272"/><text:change-start text:change-id="ct41231024"/><text:span text:style-name="T1"> informativer als das, was man in den Zeitungen zu lesen bekommt.</text:span></text:p>
      <text:p text:style-name="P3"/>
      <text:p text:style-name="P3">Neben diesem erhöhten Informationsgehalt versieht der News-Stream<text:change-end text:change-id="ct41231024"/><text:change-start text:change-id="ct110631280"/> eine Webseite mit einer Öffnung in die Welt – und erhöhte auf diese Weise auch die Attrraktivität I<text:change-end text:change-id="ct110631280"/><text:change-start text:change-id="ct110930944"/>hrer Internetpräsenz.</text:p>
      <text:p text:style-name="P3"/>
      <text:p text:style-name="P3">Wenn Sie Bedarf an einer solchen Technologie haben, sprechen Sie uns an.<text:change-end text:change-id="ct1109309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7T10:29:11.510266724</meta:creation-date>
    <dc:date>2019-04-17T11:26:24.481791385</dc:date>
    <meta:editing-duration>PT16M50S</meta:editing-duration>
    <meta:editing-cycles>4</meta:editing-cycles>
    <meta:generator>LibreOffice/6.0.6.2$Linux_X86_64 LibreOffice_project/00m0$Build-2</meta:generator>
    <meta:document-statistic meta:table-count="0" meta:image-count="0" meta:object-count="0" meta:page-count="1" meta:paragraph-count="3" meta:word-count="135" meta:character-count="1004" meta:non-whitespace-character-count="869"/>
  </office:meta>
</office:document-meta>
</file>